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8cm"/>
    </style:style>
    <style:style style:name="co2" style:family="table-column">
      <style:table-column-properties fo:break-before="auto" style:column-width="3.895cm"/>
    </style:style>
    <style:style style:name="co3" style:family="table-column">
      <style:table-column-properties fo:break-before="auto" style:column-width="6.16cm"/>
    </style:style>
    <style:style style:name="co4" style:family="table-column">
      <style:table-column-properties fo:break-before="auto" style:column-width="10.463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92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085cm" fo:break-before="auto" style:use-optimal-row-height="false"/>
    </style:style>
    <style:style style:name="ro8" style:family="table-row">
      <style:table-row-properties style:row-height="1.552cm" fo:break-before="auto" style:use-optimal-row-height="false"/>
    </style:style>
    <style:style style:name="ro9" style:family="table-row">
      <style:table-row-properties style:row-height="3.21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cm"/>
      <style:text-properties fo:font-style="normal" style:font-style-asian="normal" style:font-style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MS LINQ analogs</text:p>
          </table:table-cell>
          <table:covered-table-cell table:number-columns-repeated="3"/>
          <table:table-cell table:number-columns-repeated="60"/>
        </table:table-row>
        <table:table-row table:style-name="ro2">
          <table:table-cell table:style-name="ce1" office:value-type="string" calcext:value-type="string">
            <text:p>ObservableComputations overloaded methods group </text:p>
          </table:table-cell>
          <table:table-cell table:style-name="ce5" office:value-type="string" calcext:value-type="string">
            <text:p>MS LINQ overloaded methods group</text:p>
          </table:table-cell>
          <table:table-cell table:style-name="ce5" office:value-type="string" calcext:value-type="string">
            <text:p>Returned instance class derived from</text:p>
          </table:table-cell>
          <table:table-cell table:style-name="ce5" office:value-type="string" calcext:value-type="string">
            <text:p>Note</text:p>
          </table:table-cell>
          <table:table-cell table:number-columns-repeated="60"/>
        </table:table-row>
        <table:table-row table:style-name="ro3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6" office:value-type="string" calcext:value-type="string">
            <text:p><text:span text:style-name="T1">Aggregating&lt;TSourceItem, </text:span></text:p>
            <text:p><text:span text:style-name="T1">    TResult&gt;</text:span>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<text:span text:style-name="T1">AllCalcuating&lt;TSourceItem&gt;</text:span>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nyCalcuating</text:p>
          </table:table-cell>
          <table:table-cell table:style-name="ce7" office:value-type="string" calcext:value-type="string">
            <text:p>Any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6" office:value-type="string" calcext:value-type="string">
            <text:p><text:span text:style-name="T1">Averaging&lt;TSourceItem,</text:span></text:p>
            <text:p><text:span text:style-name="T1"> TResult&gt;</text:span>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Casting&lt;TResultItem&gt;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Concatenating&lt;TSourceItem&gt;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Element of the source collection </text:p>
            <text:p>may be INotifyCollectionChanged </text:p>
            <text:p>or IReadScalar&lt;INotifyCollectionChanged&gt;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ntainsCompu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6" office:value-type="string" calcext:value-type="string">
            <text:p>ObservableCollection.Count</text:p>
            <text:p>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3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Distincting&lt;TSourceItem&gt;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ItemCompu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index requested is out of source collection</text:p>
            <text:p>range ScalarComputing&lt;TSourceItem&gt;.Value </text:p>
            <text:p>property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Excepting&lt;TSourceItem&gt;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7">
          <table:table-cell table:style-name="ce7" office:value-type="string" calcext:value-type="string">
            <text:p>FirstComputing&lt;TSourceItem&gt;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Grouping&lt;TSourceItem, TKey&gt;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omputing&lt;Group</text:p>
            <text:p>    &lt;TSourceItem, TKey&gt;&gt;</text:p>
          </table:table-cell>
          <table:table-cell table:style-name="ce11" office:value-type="string" calcext:value-type="string">
            <text:p>Can contain a group with null key</text:p>
          </table:table-cell>
          <table:table-cell table:number-columns-repeated="60"/>
        </table:table-row>
        <table:table-row table:style-name="ro5">
          <table:table-cell table:style-name="ce7" office:value-type="string" calcext:value-type="string">
            <text:p>GroupJoining&lt;</text:p>
            <text:p>    TOuterSourceItem, </text:p>
            <text:p>    TinnerSourceItem, Tkey&gt;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omputing&lt;JoinGroup&lt;</text:p>
            <text:p>    TOuterSourceItem, </text:p>
            <text:p>        TInnerSourceItem, TKey&gt;&gt;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PredicateGroupJoining&lt;</text:p>
            <text:p>    TOuterSourceItem, </text:p>
            <text:p>    TinnerSourceItem&gt;</text:p>
          </table:table-cell>
          <table:covered-table-cell table:style-name="ce10"/>
          <table:table-cell table:style-name="ce14" office:value-type="string" calcext:value-type="string">
            <text:p>CollectionComputing&lt;</text:p>
            <text:p>    PredicateJoinGroup&lt;</text:p>
            <text:p>        TOuterSourceItem, </text:p>
            <text:p>        TinnerSourceItem&gt;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Intersecting&lt;TSourceItem&gt;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Joing&lt;TOuterSourceItem, </text:p>
            <text:p>    TInnerSourceItem&gt;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omputing&lt;</text:p>
            <text:p>    JoinPair&lt;TOuterSourceItem,</text:p>
            <text:p>         TInnerSourceItem&gt;&gt;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LastComputing&lt;TSourceItem&gt;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6">
          <table:table-cell table:style-name="ce7" office:value-type="string" calcext:value-type="string">
            <text:p>Maximazing&lt;TSourceItem&gt;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</text:p>
            <text:p>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6">
          <table:table-cell table:style-name="ce7" office:value-type="string" calcext:value-type="string">
            <text:p>Minimazing&lt;TSourceItem&gt;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OfTypeComputing&lt;</text:p>
            <text:p>    TResultItem&gt;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Ordering&lt;TSourceItem, </text:p>
            <text:p>    TOrderingValue&gt;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Ordering&lt;TSourceItem,</text:p>
            <text:p>    TOrderingValue&gt;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Prepending&lt;TSourceItem&gt;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quenceCompu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omputing&lt;int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Reversing&lt;TSourceItem&gt;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Selecting&lt;TSourceItem,</text:p>
            <text:p> TResultItem&gt;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SelectingMany&lt;TSourceItem,</text:p>
            <text:p> TResultItem&gt;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kiping&lt;TSourceItem&gt;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kipingWhile&lt;TSourceItem&gt;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omputing&lt;string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ummarizing&lt;TSourceItem&gt;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aking&lt;TSourceItem&gt;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akingWhile&lt;TSourceItem&gt;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ThenOrdering&lt;TSourceItem,</text:p>
            <text:p> TOrderingValue&gt;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ThenOrdering&lt;TSourceItem,</text:p>
            <text:p> TOrderingValue&gt;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Dictionaring&lt;TSourceItem,</text:p>
            <text:p> TKey, TValue&gt;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&lt;TKey, TValue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Hashing&lt;TSourceItem,</text:p>
            <text:p> TKey&gt;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&lt;TKey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Uniting&lt;TSourceItem&gt;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Filtering&lt;TSourceItem&gt;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Zipping&lt;TSourceItemLeft,</text:p>
            <text:p> TSourceItemRight&gt;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omputing&lt;ZipPair&lt;</text:p>
            <text:p>    TSourceItemLeft, </text:p>
            <text:p>    TSourceItemRight&gt;&gt;</text:p>
          </table:table-cell>
          <table:table-cell table:style-name="ce11"/>
          <table:table-cell table:number-columns-repeated="60"/>
        </table:table-row>
        <table:table-row table:style-name="ro8">
          <table:table-cell table:style-name="ce2" office:value-type="string" calcext:value-type="string" table:number-columns-spanned="4" table:number-rows-spanned="1">
            <text:p>Other features</text:p>
          </table:table-cell>
          <table:covered-table-cell table:number-columns-repeated="3"/>
          <table:table-cell table:number-columns-repeated="60"/>
        </table:table-row>
        <table:table-row table:style-name="ro2">
          <table:table-cell table:style-name="ce1" office:value-type="string" calcext:value-type="string">
            <text:p>ObservableComputations overloaded methods group </text:p>
          </table:table-cell>
          <table:table-cell table:style-name="ce21" office:value-type="string" calcext:value-type="string" table:number-columns-spanned="2" table:number-rows-spanned="1">
            <text:p>Returned instance class derived from</text:p>
          </table:table-cell>
          <table:covered-table-cell table:style-name="ce5"/>
          <table:table-cell table:style-name="ce5" office:value-type="string" calcext:value-type="string">
            <text:p>Note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Binding class</text:p>
          </table:table-cell>
          <table:table-cell table:style-name="ce22" table:number-columns-spanned="2" table:number-rows-spanned="1"/>
          <table:covered-table-cell table:style-name="ce31"/>
          <table:table-cell table:style-name="ce11" office:value-type="string" calcext:value-type="string">
            <text:p>see more <text:a xlink:href="#binding" xlink:type="simple">here</text:a>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CollectionDispatching&lt;</text:p>
            <text:p>    TSourceItem&gt;</text:p>
          </table:table-cell>
          <table:table-cell table:style-name="ce23" office:value-type="string" calcext:value-type="string" table:number-columns-spanned="2" table:number-rows-spanned="1">
            <text:p>CollectionComputing&lt;TSourceItem&gt;</text:p>
          </table:table-cell>
          <table:covered-table-cell table:style-name="ce31"/>
          <table:table-cell table:style-name="ce11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9">
          <table:table-cell table:style-name="ce7" office:value-type="string" calcext:value-type="string">
            <text:p>CollectionPausing&lt;</text:p>
            <text:p>     TSourceItem&gt;</text:p>
          </table:table-cell>
          <table:table-cell table:style-name="ce23" office:value-type="string" calcext:value-type="string" table:number-columns-spanned="2" table:number-rows-spanned="1">
            <text:p>CollectionComputing&lt;TSourceItem&gt;</text:p>
          </table:table-cell>
          <table:covered-table-cell table:style-name="ce31"/>
          <table:table-cell table:style-name="ce11" office:value-type="string" calcext:value-type="string">
            <text:p>When setting the value true </text:p>
            <text:p>for the IsPaused property </text:p>
            <text:p>does not apply changes </text:p>
            <text:p>of source collection </text:p>
            <text:p>and accumulates them, </text:p>
            <text:p>further, when setting value false</text:p>
            <text:p> for property IsPaused </text:p>
            <text:p>applies all accumulated changes</text:p>
          </table:table-cell>
          <table:table-cell table:number-columns-repeated="60"/>
        </table:table-row>
        <table:table-row table:style-name="ro5">
          <table:table-cell table:style-name="ce7" office:value-type="string" calcext:value-type="string">
            <text:p>CollectionProcessing&lt;</text:p>
            <text:p>    TSourceItem, </text:p>
            <text:p>    TReturnValue&gt;</text:p>
          </table:table-cell>
          <table:table-cell table:style-name="ce23" office:value-type="string" calcext:value-type="string" table:number-columns-spanned="2" table:number-rows-spanned="1">
            <text:p>CollectionComputing&lt;TReturnValue&gt;</text:p>
          </table:table-cell>
          <table:covered-table-cell table:style-name="ce25"/>
          <table:table-cell table:style-name="ce11" office:value-type="string" calcext:value-type="string">
            <text:p>see more <text:a xlink:href="#change-handling-in-observablecollectiont" xlink:type="simple">here</text:a>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CollectionProcessing&lt;</text:p>
            <text:p>    TSourceItem&gt;</text:p>
          </table:table-cell>
          <table:table-cell table:style-name="ce23" office:value-type="string" calcext:value-type="string" table:number-columns-spanned="2" table:number-rows-spanned="1">
            <text:p>CollectionComputing&lt;TSourceItem&gt;</text:p>
          </table:table-cell>
          <table:covered-table-cell table:style-name="ce25"/>
          <table:table-cell table:style-name="ce11" office:value-type="string" calcext:value-type="string">
            <text:p>see more <text:a xlink:href="#change-handling-in-observablecollectiont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mputing&lt;TResult&gt;</text:p>
          </table:table-cell>
          <table:table-cell table:style-name="ce22" office:value-type="string" calcext:value-type="string" table:number-columns-spanned="2" table:number-rows-spanned="1">
            <text:p>ScalarComputing&lt;TResult&gt;</text:p>
          </table:table-cell>
          <table:covered-table-cell table:style-name="ce31"/>
          <table:table-cell table:style-name="ce11" office:value-type="string" calcext:value-type="string">
            <text:p>see more <text:a xlink:href="#arbitrary-expression-observ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Differing&lt;TResult&gt;</text:p>
          </table:table-cell>
          <table:table-cell table:style-name="ce22" office:value-type="string" calcext:value-type="string" table:number-columns-spanned="2" table:number-rows-spanned="1">
            <text:p>ScalarComputing&lt;TResult&gt;</text:p>
          </table:table-cell>
          <table:covered-table-cell table:style-name="ce31"/>
          <table:table-cell table:style-name="ce11" office:value-type="string" calcext:value-type="string">
            <text:p>see more <text:a xlink:href="#differingtresult-extension-method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Distincting&lt;TSourceItem&gt;</text:p>
          </table:table-cell>
          <table:table-cell table:style-name="ce23" office:value-type="string" calcext:value-type="string" table:number-columns-spanned="2" table:number-rows-spanned="1">
            <text:p>CollectionComputing&lt;TSourceItem&gt;</text:p>
          </table:table-cell>
          <table:covered-table-cell table:style-name="ce31"/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Paging&lt;TSourceItem&gt;</text:p>
          </table:table-cell>
          <table:table-cell table:style-name="ce23" office:value-type="string" calcext:value-type="string" table:number-columns-spanned="2" table:number-rows-spanned="1">
            <text:p>CollectionComputing&lt;TSourceItem&gt;</text:p>
          </table:table-cell>
          <table:covered-table-cell table:style-name="ce31"/>
          <table:table-cell table:style-name="ce11"/>
          <table:table-cell table:number-columns-repeated="60"/>
        </table:table-row>
        <table:table-row table:style-name="ro3">
          <table:table-cell table:style-name="ce19" office:value-type="string" calcext:value-type="string">
            <text:p>PreviousTracking&lt;TResult&gt;</text:p>
          </table:table-cell>
          <table:table-cell table:style-name="ce24" office:value-type="string" calcext:value-type="string" table:number-columns-spanned="2" table:number-rows-spanned="1">
            <text:p>ScalarComputing&lt;TResult&gt;</text:p>
          </table:table-cell>
          <table:covered-table-cell table:style-name="ce31"/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PropertyAccessing&lt;TResult&gt;</text:p>
          </table:table-cell>
          <table:table-cell table:style-name="ce25" office:value-type="string" calcext:value-type="string" table:number-columns-spanned="2" table:number-rows-spanned="1">
            <text:p>ScalarComputing&lt;TSourceItem&gt;</text:p>
          </table:table-cell>
          <table:covered-table-cell table:style-name="ce31"/>
          <table:table-cell table:style-name="ce11" office:value-type="string" calcext:value-type="string">
            <text:p>see more <text:a xlink:href="#accessing-a-property-via-reflection" xlink:type="simple">here</text:a>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PropertyDispatching&lt;THolder,</text:p>
            <text:p>    TResult&gt;</text:p>
          </table:table-cell>
          <table:table-cell table:style-name="ce23" office:value-type="string" calcext:value-type="string" table:number-columns-spanned="2" table:number-rows-spanned="1">
            <text:p>IReadScalar&lt;TResult&gt;<text:line-break/>IWriteScalar&lt;TResult&gt;, <text:line-break/>IScalar&lt;TResult&gt;, <text:line-break/>IComputing</text:p>
          </table:table-cell>
          <table:covered-table-cell table:style-name="ce31"/>
          <table:table-cell table:style-name="ce11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Dispatching&lt;TValue&gt;</text:p>
          </table:table-cell>
          <table:table-cell table:style-name="ce23" office:value-type="string" calcext:value-type="string" table:number-columns-spanned="2" table:number-rows-spanned="1">
            <text:p>ScalarComputing&lt;TValue&gt;</text:p>
          </table:table-cell>
          <table:covered-table-cell table:style-name="ce31"/>
          <table:table-cell table:style-name="ce11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9">
          <table:table-cell table:style-name="ce7" office:value-type="string" calcext:value-type="string">
            <text:p>ScalarPausing&lt;TValue&gt;</text:p>
          </table:table-cell>
          <table:table-cell table:style-name="ce23" office:value-type="string" calcext:value-type="string" table:number-columns-spanned="2" table:number-rows-spanned="1">
            <text:p>ScalarComputing&lt;TValue&gt;</text:p>
          </table:table-cell>
          <table:covered-table-cell table:style-name="ce31"/>
          <table:table-cell table:style-name="ce11" office:value-type="string" calcext:value-type="string">
            <text:p>When setting the value true </text:p>
            <text:p>for the IsPaused property </text:p>
            <text:p>does not apply changes </text:p>
            <text:p>of source scalar</text:p>
            <text:p>and accumulates them, </text:p>
            <text:p>further, when setting value false</text:p>
            <text:p> for property IsPaused </text:p>
            <text:p>applies accumulated changes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ScalarProcessing&lt;TValue,</text:p>
            <text:p> TReturnValue&gt;</text:p>
          </table:table-cell>
          <table:table-cell table:style-name="ce23" office:value-type="string" calcext:value-type="string" table:number-columns-spanned="2" table:number-rows-spanned="1">
            <text:p>ScalarComputing&lt;TReturnValue&gt;</text:p>
          </table:table-cell>
          <table:covered-table-cell table:style-name="ce31"/>
          <table:table-cell table:style-name="ce11" office:value-type="string" calcext:value-type="string">
            <text:p>see more <text:a xlink:href="#handling-changes-in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Processing&lt;TValue&gt;</text:p>
          </table:table-cell>
          <table:table-cell table:style-name="ce23" office:value-type="string" calcext:value-type="string" table:number-columns-spanned="2" table:number-rows-spanned="1">
            <text:p>ScalarComputing&lt;TValue&gt;</text:p>
          </table:table-cell>
          <table:covered-table-cell table:style-name="ce31"/>
          <table:table-cell table:style-name="ce11" office:value-type="string" calcext:value-type="string">
            <text:p>see more <text:a xlink:href="#handling-changes-in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Using&lt;TArgument, TResult&gt;</text:p>
          </table:table-cell>
          <table:table-cell table:style-name="ce22" office:value-type="string" calcext:value-type="string" table:number-columns-spanned="2" table:number-rows-spanned="1">
            <text:p>ScalarComputing&lt;TResult&gt;</text:p>
          </table:table-cell>
          <table:covered-table-cell table:style-name="ce31"/>
          <table:table-cell table:style-name="ce11" office:value-type="string" calcext:value-type="string">
            <text:p>see more <text:a xlink:href="#arbitrary-expression-observing" xlink:type="simple">here</text:a> and <text:a xlink:href="#applications-of-usingtresult-extension-method" xlink:type="simple">here</text:a>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WeakPreviousTracking&lt;</text:p>
            <text:p>    TResult&gt;</text:p>
          </table:table-cell>
          <table:table-cell table:style-name="ce23" office:value-type="string" calcext:value-type="string" table:number-columns-spanned="2" table:number-rows-spanned="1">
            <text:p>ScalarComputing&lt;TResult&gt;</text:p>
          </table:table-cell>
          <table:covered-table-cell table:style-name="ce31"/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 table:number-rows-repeated="104850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Лист2" table:style-name="ta2">
        <table:table-column table:style-name="co7" table:default-cell-style-name="Default"/>
        <table:table-column table:style-name="co5" table:number-columns-repeated="63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Лист1.A48:Лист1.D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.00.0000</text:date>, <text:time style:data-style-name="N2" text:time-value="19:12:34.36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06-08T19:33:57.698000000</dc:date>
    <meta:generator>LibreOffice/6.4.4.2$Windows_X86_64 LibreOffice_project/3d775be2011f3886db32dfd395a6a6d1ca2630ff</meta:generator>
    <meta:editing-duration>PT1H19M27S</meta:editing-duration>
    <meta:editing-cycles>18</meta:editing-cycles>
    <meta:document-statistic meta:table-count="2" meta:cell-count="19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